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 svg:font-family="??, ??, ui-sans-serif, apple-system, BlinkMacSystemFont, 'Segoe UI', Roboto, Inter, 'Apple Color Emoji', 'Segoe UI Emoji', 'Segoe UI Symbol', 'Microsoft YaHei Light',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style:font-face style:name="var font-monospace" svg:font-family="'var font-monospace'"/>
  </office:font-face-decls>
  <office:automatic-styles>
    <style:style style:name="P1" style:family="paragraph" style:parent-style-name="Heading_20_3">
      <style:text-properties officeooo:rsid="00061d82" officeooo:paragraph-rsid="00061d82"/>
    </style:style>
    <style:style style:name="P2" style:family="paragraph" style:parent-style-name="Heading_20_4">
      <style:paragraph-properties fo:margin-left="0in" fo:margin-right="0in" fo:orphans="2" fo:widows="2" fo:text-indent="0in" style:auto-text-indent="false"/>
      <style:text-properties fo:font-variant="normal" fo:text-transform="none" fo:color="#000000" loext:opacity="100%" style:font-name="??" fo:font-size="12pt" fo:letter-spacing="normal" fo:font-style="normal" fo:font-weight="normal"/>
    </style:style>
    <style:style style:name="P3" style:family="paragraph" style:parent-style-name="Heading_20_4">
      <style:text-properties officeooo:paragraph-rsid="000306bf"/>
    </style:style>
    <style:style style:name="P4" style:family="paragraph" style:parent-style-name="Horizontal_20_Line">
      <style:paragraph-properties fo:orphans="2" fo:widows="2" fo:text-indent="0in" style:auto-text-indent="false"/>
      <style:text-properties officeooo:paragraph-rsid="00061d82"/>
    </style:style>
    <style:style style:name="P5" style:family="paragraph" style:parent-style-name="Horizontal_20_Line">
      <style:paragraph-properties fo:orphans="2" fo:widows="2" fo:text-indent="0in" style:auto-text-indent="false"/>
      <style:text-properties fo:color="#000000" loext:opacity="100%"/>
    </style:style>
    <style:style style:name="P6" style:family="paragraph" style:parent-style-name="Horizontal_20_Line">
      <style:paragraph-properties fo:orphans="2" fo:widows="2" fo:text-indent="0in" style:auto-text-indent="false"/>
      <style:text-properties fo:color="#000000" loext:opacity="100%" officeooo:paragraph-rsid="000306bf"/>
    </style:style>
    <style:style style:name="P7" style:family="paragraph" style:parent-style-name="Horizontal_20_Line">
      <style:paragraph-properties fo:orphans="2" fo:widows="2" fo:text-indent="0in" style:auto-text-indent="false"/>
      <style:text-properties fo:color="#000000" loext:opacity="100%" officeooo:paragraph-rsid="00061d82"/>
    </style:style>
    <style:style style:name="P8" style:family="paragraph" style:parent-style-name="Quotations">
      <style:paragraph-properties fo:margin-left="0.3937in" fo:margin-right="0.3937in" fo:margin-top="0in" fo:margin-bottom="0.1965in" style:contextual-spacing="false" fo:orphans="2" fo:widows="2" fo:text-indent="0in" style:auto-text-indent="false" fo:padding-left="0.0193in" fo:padding-right="0in" fo:padding-top="0in" fo:padding-bottom="0in" fo:border-left="0.51pt solid #000000" fo:border-right="none" fo:border-top="none" fo:border-bottom="none"/>
    </style:style>
    <style:style style:name="P9" style:family="paragraph" style:parent-style-name="Quotations">
      <style:paragraph-properties fo:margin-left="0.3937in" fo:margin-right="0.3937in" fo:orphans="2" fo:widows="2" fo:text-indent="0in" style:auto-text-indent="false" fo:padding-left="0.0193in" fo:padding-right="0in" fo:padding-top="0in" fo:padding-bottom="0in" fo:border-left="0.51pt solid #000000" fo:border-right="none" fo:border-top="none" fo:border-bottom="none"/>
    </style:style>
    <style:style style:name="P10" style:family="paragraph" style:parent-style-name="Quotations">
      <style:paragraph-properties fo:margin-left="0.3937in" fo:margin-right="0.3937in" fo:margin-top="0in" fo:margin-bottom="0in" style:contextual-spacing="false" fo:orphans="2" fo:widows="2" fo:text-indent="0in" style:auto-text-indent="false" fo:padding-left="0.0193in" fo:padding-right="0in" fo:padding-top="0in" fo:padding-bottom="0in" fo:border-left="0.51pt solid #000000" fo:border-right="none" fo:border-top="none" fo:border-bottom="none"/>
    </style:style>
    <style:style style:name="P11" style:family="paragraph" style:parent-style-name="Quotations">
      <style:paragraph-properties fo:margin-left="0.7874in" fo:margin-right="0.7874in" fo:margin-top="0in" fo:margin-bottom="0.1965in" style:contextual-spacing="false" fo:orphans="2" fo:widows="2" fo:text-indent="0in" style:auto-text-indent="false" fo:padding-left="0.0193in" fo:padding-right="0in" fo:padding-top="0in" fo:padding-bottom="0in" fo:border-left="0.51pt solid #000000" fo:border-right="none" fo:border-top="none" fo:border-bottom="none"/>
    </style:style>
    <style:style style:name="P12" style:family="paragraph" style:parent-style-name="Quotations">
      <style:paragraph-properties fo:margin-left="0.7874in" fo:margin-right="0.7874in" fo:margin-top="0in" fo:margin-bottom="0in" style:contextual-spacing="false" fo:orphans="2" fo:widows="2" fo:text-indent="0in" style:auto-text-indent="false" fo:padding-left="0.0193in" fo:padding-right="0in" fo:padding-top="0in" fo:padding-bottom="0in" fo:border-left="0.51pt solid #000000" fo:border-right="none" fo:border-top="none" fo:border-bottom="none"/>
    </style:style>
    <style:style style:name="P13" style:family="paragraph" style:parent-style-name="Quotations">
      <style:paragraph-properties fo:margin-left="0.3937in" fo:margin-right="0.3937in" fo:margin-top="0in" fo:margin-bottom="0in" style:contextual-spacing="false" fo:orphans="2" fo:widows="2" fo:text-indent="0in" style:auto-text-indent="false" fo:padding-left="0.0193in" fo:padding-right="0in" fo:padding-top="0in" fo:padding-bottom="0in" fo:border-left="0.51pt solid #000000" fo:border-right="none" fo:border-top="none" fo:border-bottom="none"/>
      <style:text-properties officeooo:paragraph-rsid="00061d82"/>
    </style:style>
    <style:style style:name="P14" style:family="paragraph" style:parent-style-name="Quotations">
      <style:paragraph-properties fo:margin-left="0.3937in" fo:margin-right="0.3937in" fo:margin-top="0in" fo:margin-bottom="0in" style:contextual-spacing="false" fo:orphans="2" fo:widows="2" fo:text-indent="0in" style:auto-text-indent="false" fo:padding-left="0.0193in" fo:padding-right="0in" fo:padding-top="0in" fo:padding-bottom="0in" fo:border-left="0.51pt solid #000000" fo:border-right="none" fo:border-top="none" fo:border-bottom="none"/>
      <style:text-properties fo:font-variant="normal" fo:text-transform="none" fo:color="#000000" loext:opacity="100%" style:font-name="??" fo:font-size="12pt" fo:letter-spacing="normal" fo:font-style="normal" fo:font-weight="normal"/>
    </style:style>
    <style:style style:name="P15" style:family="paragraph" style:parent-style-name="Quotations">
      <style:paragraph-properties fo:margin-left="0.3937in" fo:margin-right="0.3937in" fo:margin-top="0in" fo:margin-bottom="0in" style:contextual-spacing="false" fo:orphans="2" fo:widows="2" fo:text-indent="0in" style:auto-text-indent="false" fo:padding-left="0.0193in" fo:padding-right="0in" fo:padding-top="0in" fo:padding-bottom="0in" fo:border-left="0.51pt solid #000000" fo:border-right="none" fo:border-top="none" fo:border-bottom="none"/>
      <style:text-properties fo:font-variant="normal" fo:text-transform="none" fo:color="#000000" loext:opacity="100%" style:font-name="??" fo:font-size="12pt" fo:letter-spacing="normal" fo:font-style="normal" fo:font-weight="normal" officeooo:paragraph-rsid="00061d82"/>
    </style:style>
    <style:style style:name="P16" style:family="paragraph" style:parent-style-name="Quotations">
      <style:paragraph-properties fo:margin-left="0.3937in" fo:margin-right="0.3937in" fo:margin-top="0in" fo:margin-bottom="0in" style:contextual-spacing="false" fo:orphans="2" fo:widows="2" fo:text-indent="0in" style:auto-text-indent="false" fo:padding-left="0.0193in" fo:padding-right="0in" fo:padding-top="0in" fo:padding-bottom="0in" fo:border-left="0.51pt solid #000000" fo:border-right="none" fo:border-top="none" fo:border-bottom="none"/>
      <style:text-properties fo:color="#000000" loext:opacity="100%" officeooo:paragraph-rsid="00061d82"/>
    </style:style>
    <style:style style:name="P17" style:family="paragraph" style:parent-style-name="Quotations">
      <style:paragraph-properties fo:margin-left="0.3937in" fo:margin-right="0.3937in" fo:margin-top="0in" fo:margin-bottom="0in" style:contextual-spacing="false" fo:orphans="2" fo:widows="2" fo:text-indent="0in" style:auto-text-indent="false" fo:padding-left="0.0193in" fo:padding-right="0in" fo:padding-top="0in" fo:padding-bottom="0in" fo:border-left="0.51pt solid #000000" fo:border-right="none" fo:border-top="none" fo:border-bottom="none"/>
      <style:text-properties fo:color="#330080" loext:opacity="100%"/>
    </style:style>
    <style:style style:name="P18" style:family="paragraph" style:parent-style-name="Standard">
      <style:paragraph-properties fo:margin-left="0in" fo:margin-right="0in" fo:orphans="2" fo:widows="2" fo:text-indent="0in" style:auto-text-indent="false"/>
      <style:text-properties fo:font-variant="normal" fo:text-transform="none" fo:color="#000000" loext:opacity="100%" style:font-name="??" fo:font-size="12pt" fo:letter-spacing="normal" fo:font-style="normal" fo:font-weight="normal" officeooo:paragraph-rsid="00061d82"/>
    </style:style>
    <style:style style:name="P19"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000000" loext:opacity="100%" style:font-name="??" fo:font-size="12pt" fo:letter-spacing="normal" fo:font-style="normal" fo:font-weight="normal"/>
    </style:style>
    <style:style style:name="P20" style:family="paragraph" style:parent-style-name="Text_20_body">
      <style:paragraph-properties fo:margin-left="0in" fo:margin-right="0in" fo:orphans="2" fo:widows="2" fo:text-indent="0in" style:auto-text-indent="false"/>
      <style:text-properties fo:font-variant="normal" fo:text-transform="none" fo:color="#000000" loext:opacity="100%" style:font-name="??" fo:font-size="12pt" fo:letter-spacing="normal" fo:font-style="normal" fo:font-weight="normal"/>
    </style:style>
    <style:style style:name="P21" style:family="paragraph" style:parent-style-name="Text_20_body">
      <style:paragraph-properties fo:margin-left="0in" fo:margin-right="0in" fo:orphans="2" fo:widows="2" fo:text-indent="0in" style:auto-text-indent="false"/>
      <style:text-properties fo:font-variant="normal" fo:text-transform="none" fo:color="#000000" loext:opacity="100%" style:font-name="??" fo:font-size="12pt" fo:letter-spacing="normal" fo:font-style="normal" fo:font-weight="normal" officeooo:paragraph-rsid="000306bf"/>
    </style:style>
    <style:style style:name="P22" style:family="paragraph" style:parent-style-name="Text_20_body">
      <style:paragraph-properties fo:margin-left="0in" fo:margin-right="0in" fo:orphans="2" fo:widows="2" fo:text-indent="0in" style:auto-text-indent="false"/>
      <style:text-properties fo:font-variant="normal" fo:text-transform="none" fo:color="#000000" loext:opacity="100%" style:font-name="??" fo:font-size="12pt" fo:letter-spacing="normal" fo:font-style="normal" fo:font-weight="normal" officeooo:paragraph-rsid="00061d82"/>
    </style:style>
    <style:style style:name="P23" style:family="paragraph" style:parent-style-name="Text_20_body">
      <style:paragraph-properties fo:margin-left="0in" fo:margin-right="0in" fo:orphans="2" fo:widows="2" fo:text-indent="0in" style:auto-text-indent="false"/>
      <style:text-properties fo:font-variant="normal" fo:text-transform="none" fo:color="#000000" loext:opacity="100%" style:font-name="??" fo:font-size="12pt" fo:letter-spacing="normal" fo:font-style="normal" fo:font-weight="normal" officeooo:rsid="00049889" officeooo:paragraph-rsid="00049889"/>
    </style:style>
    <style:style style:name="P24" style:family="paragraph" style:parent-style-name="Text_20_body">
      <style:paragraph-properties fo:margin-left="0in" fo:margin-right="0in" fo:orphans="2" fo:widows="2" fo:text-indent="0in" style:auto-text-indent="false"/>
      <style:text-properties fo:font-variant="normal" fo:text-transform="none" fo:color="#000000" loext:opacity="100%" style:font-name="??" fo:font-size="12pt" fo:letter-spacing="normal" fo:font-style="normal" fo:font-weight="normal" officeooo:rsid="00061d82" officeooo:paragraph-rsid="00061d82"/>
    </style:style>
    <style:style style:name="P25" style:family="paragraph" style:parent-style-name="Text_20_body">
      <style:paragraph-properties fo:margin-left="0in" fo:margin-right="0in" fo:orphans="2" fo:widows="2" fo:text-indent="0in" style:auto-text-indent="false"/>
      <style:text-properties fo:font-variant="normal" fo:text-transform="none" fo:color="#000000" loext:opacity="100%" style:font-name="??" fo:font-size="12pt" fo:letter-spacing="normal" fo:font-style="normal" fo:font-weight="normal" officeooo:rsid="0006e763" officeooo:paragraph-rsid="0006e763"/>
    </style:style>
    <style:style style:name="P26" style:family="paragraph" style:parent-style-name="Text_20_body">
      <style:paragraph-properties fo:margin-left="0in" fo:margin-right="0in" fo:orphans="2" fo:widows="2" fo:text-indent="0in" style:auto-text-indent="false"/>
      <style:text-properties fo:color="#000000" loext:opacity="100%"/>
    </style:style>
    <style:style style:name="P27" style:family="paragraph" style:parent-style-name="Text_20_body">
      <style:paragraph-properties fo:margin-left="0in" fo:margin-right="0in" fo:orphans="2" fo:widows="2" fo:text-indent="0in" style:auto-text-indent="false"/>
      <style:text-properties fo:color="#000000" loext:opacity="100%" officeooo:rsid="000306bf" officeooo:paragraph-rsid="000306bf"/>
    </style:style>
    <style:style style:name="P28" style:family="paragraph" style:parent-style-name="Text_20_body">
      <style:text-properties officeooo:rsid="00061d82" officeooo:paragraph-rsid="00061d82"/>
    </style:style>
    <style:style style:name="T1" style:family="text">
      <style:text-properties fo:font-variant="normal" fo:text-transform="none" style:font-name="??" fo:font-size="12pt" fo:letter-spacing="normal" fo:font-style="normal" fo:font-weight="normal"/>
    </style:style>
    <style:style style:name="T2" style:family="text">
      <style:text-properties fo:font-variant="normal" fo:text-transform="none" fo:color="#000000" loext:opacity="100%" style:font-name="??" fo:font-size="12pt" fo:letter-spacing="normal" fo:font-style="normal" fo:font-weight="normal"/>
    </style:style>
    <style:style style:name="T3" style:family="text">
      <style:text-properties fo:font-variant="normal" fo:text-transform="none" fo:color="#000000" loext:opacity="100%" style:font-name="??" fo:font-size="12pt" fo:letter-spacing="normal" fo:font-style="normal" fo:font-weight="normal" officeooo:rsid="000306bf"/>
    </style:style>
    <style:style style:name="T4" style:family="text">
      <style:text-properties fo:font-variant="normal" fo:text-transform="none" fo:color="#000000" loext:opacity="100%" style:font-name="??" fo:font-size="12pt" fo:letter-spacing="normal" fo:font-style="normal" fo:font-weight="normal" officeooo:rsid="00061d82"/>
    </style:style>
    <style:style style:name="T5" style:family="text">
      <style:text-properties fo:font-variant="normal" fo:text-transform="none" fo:color="#55308d" loext:opacity="100%" style:font-name="??" fo:font-size="12pt" fo:letter-spacing="normal" fo:font-style="normal" fo:font-weight="normal"/>
    </style:style>
    <style:style style:name="T6" style:family="text">
      <style:text-properties fo:font-variant="normal" fo:text-transform="none" fo:color="#330080" loext:opacity="100%" style:font-name="??" fo:font-size="12pt" fo:letter-spacing="normal" fo:font-style="normal" style:text-underline-style="solid" style:text-underline-width="auto" style:text-underline-color="font-color" fo:font-weight="normal" officeooo:rsid="00061d82"/>
    </style:style>
    <style:style style:name="T7" style:family="text">
      <style:text-properties officeooo:rsid="00049889"/>
    </style:style>
    <style:style style:name="T8" style:family="text">
      <style:text-properties officeooo:rsid="00061d82"/>
    </style:style>
    <style:style style:name="T9" style:family="text">
      <style:text-properties officeooo:rsid="0006e7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Aufgabe 1 - Hopsittexte</text:h>
      <text:p text:style-name="Standard"/>
      <text:p text:style-name="P19">Team-ID: 00349<text:line-break/>Team: MCG 10CT<text:line-break/>Bearbeiter dieser Aufgabe: Kjell Groenigk</text:p>
      <text:p text:style-name="P5"/>
      <text:p text:style-name="P8"><text:span text:style-name="T2">0 </text:span><text:a xlink:type="simple" xlink:href="app://obsidian.md/index.html#Vorwort" office:target-frame-name="_blank" xlink:show="new" text:style-name="Internet_20_link" text:visited-style-name="Visited_20_Internet_20_Link">Vorwort</text:a></text:p>
      <text:p text:style-name="P9"><text:span text:style-name="T2">1 </text:span><text:a xlink:type="simple" xlink:href="app://obsidian.md/index.html#Lösungsidee" office:target-frame-name="_blank" xlink:show="new" text:style-name="Internet_20_link" text:visited-style-name="Visited_20_Internet_20_Link">Lösungsidee</text:a></text:p>
      <text:p text:style-name="P9"><text:span text:style-name="T2">2 </text:span><text:a xlink:type="simple" xlink:href="app://obsidian.md/index.html#Umsetzung" office:target-frame-name="_blank" xlink:show="new" text:style-name="Internet_20_link" text:visited-style-name="Visited_20_Internet_20_Link">Umsetzung</text:a></text:p>
      <text:p text:style-name="P9"><text:span text:style-name="T2">3 </text:span><text:a xlink:type="simple" xlink:href="app://obsidian.md/index.html#Installation" office:target-frame-name="_blank" xlink:show="new" text:style-name="Internet_20_link" text:visited-style-name="Visited_20_Internet_20_Link">Installation</text:a></text:p>
      <text:p text:style-name="P11"><text:span text:style-name="T2">3.1 </text:span><text:a xlink:type="simple" xlink:href="app://obsidian.md/index.html#Linux" office:target-frame-name="_blank" xlink:show="new" text:style-name="Internet_20_link" text:visited-style-name="Visited_20_Internet_20_Link">Linux</text:a></text:p>
      <text:p text:style-name="P12"><text:span text:style-name="T2">3.2</text:span><text:a xlink:type="simple" xlink:href="app://obsidian.md/index.html#Windows" office:target-frame-name="_blank" xlink:show="new" text:style-name="Internet_20_link" text:visited-style-name="Visited_20_Internet_20_Link"><text:span text:style-name="T5">Window</text:span></text:a></text:p>
      <text:p text:style-name="P12"><text:span text:style-name="T3"/></text:p>
      <text:p text:style-name="P13"><text:span text:style-name="T2">4 </text:span><text:span text:style-name="T6">Nutzen des Plugin</text:span></text:p>
      <text:p text:style-name="P17"><text:span text:style-name="T1"/></text:p>
      <text:p text:style-name="P13"><text:span text:style-name="T4">5</text:span><text:span text:style-name="T2"> </text:span><text:span text:style-name="T6">Quellcode</text:span></text:p>
      <text:p text:style-name="P5"/>
      <text:h text:style-name="Heading_20_2" text:outline-level="2">Vorwort</text:h>
      <text:p text:style-name="P5"/>
      <text:p text:style-name="P20">Das Programm/Plugin wurde auf Linux entwickelt und optimiert, was bedeutet, dass die Installation auf Linux sehr viel einfacher und unkomplizierter ist. Somit empfehle ich das nutzen eines solchen OS für das Testen meines Plugins. Trotzdessen ist das Plugin mit Windows kompatibel und würde auch dort auf Bugs etc. getestet.</text:p>
      <text:p text:style-name="P5"/>
      <text:h text:style-name="Heading_20_2" text:outline-level="2">Lösungsidee</text:h>
      <text:p text:style-name="P5"/>
      <text:p text:style-name="P20">Man müsste zuerst das Spiel programmieren und dann testen, ob sich die Springer überlappen und so an der gleichen Stelle den Text verlassen. Hierbei würde man einfach alle Zeichen ignorieren, die keine Buchstaben sind.<text:line-break/>Hierfür würde ich die Position, von welcher gesprungen wird in eine Liste packen und dann beim zweiten Springer überprüfen, ob sich diese Positionen überlappen.<text:line-break/><text:soft-page-break/>Dieser Weg hat den Vorteil, dass man immer heraufinden kann, welcher Buchstabe and welcher Position geändert werden muss, um einen Hopsittext möglich zu machen.<text:line-break/>Wenn man dieses Programm nun als Plugin verpackt und auf eine bestimmte Tastenfolge legt könnte man ohne den Texteditor zu verlassen, sein Programm testen und Verbesserungsvorschläge erhalten.</text:p>
      <text:p text:style-name="P5"/>
      <text:h text:style-name="Heading_20_2" text:outline-level="2">Umsetzung</text:h>
      <text:p text:style-name="P5"/>
      <text:p text:style-name="P20">Diese Lösung wird in Lua umgesetzt, weil dies die einfachere der zwei Sprachen ist, mit welche<text:span text:style-name="T9">n</text:span> man Neovim Plugins schreiben kann.</text:p>
      <text:p text:style-name="P25">Die Aufgabe wurde mithilfe eines Plugins gelöst, weil es einem ermöglicht seinen Hopsittext zu debuggen, ohne den Text editor zu verlassen.</text:p>
      <text:p text:style-name="P23">Hierbei habe ich keine Externen Libraries benutzt, ausser die vim-api, welche automatisch in Neovim vorhanden ist. Somit ist das Programm nur in Neovim ausführbar.</text:p>
      <text:p text:style-name="P25">Die wichtigste Funktion des Programmes benutzt in diesem Fall keine Loops, sondern benutzt Rekursion, weil es mir mehr Kontrolle über den Fall jedes Zeichen im Text gibt. Speziell bei dem Springen hat es sehr geholfen, da nur Buchstaben zählen die sich im Alphabet befinden und die anderen ignoriert werden sollen. Wenn man jedoch alle nicht Buchstaben aus dem Text entfernt findet man die Buchstaben im Text nicht wieder und kann keine hilfreiche Information ausgeben. </text:p>
      <text:p text:style-name="P25">Die Rekursion erlaubt es mir dieses ganze Problem zu umgehen und die Position eines Buchstaben im Text zu benutzen.</text:p>
      <text:p text:style-name="P5"/>
      <text:h text:style-name="Heading_20_2" text:outline-level="2"><text:soft-page-break/></text:h>
      <text:h text:style-name="Heading_20_2" text:outline-level="2"/>
      <text:h text:style-name="Heading_20_2" text:outline-level="2">Installation</text:h>
      <text:h text:style-name="Heading_20_3" text:outline-level="3">Linux</text:h>
      <text:p text:style-name="P5"/>
      <text:p text:style-name="P20">Hier werden die Befehle</text:p>
      <text:h text:style-name="Heading_20_4" text:outline-level="4">Schritt 1: Neovim etc. installieren</text:h>
      <text:p text:style-name="P20">Öffnen sie das Terminal und führen sie diese Befehle aus:</text:p>
      <text:p text:style-name="P20">Git:</text:p>
      <text:p text:style-name="P14">sudo apt install git</text:p>
      <text:p text:style-name="P20">gcc:</text:p>
      <text:p text:style-name="P14">sudo apt install gcc</text:p>
      <text:p text:style-name="P20">Neovim:</text:p>
      <text:p text:style-name="P14">sudo apt install Neovim</text:p>
      <text:h text:style-name="Heading_20_4" text:outline-level="4"/>
      <text:h text:style-name="Heading_20_4" text:outline-level="4">Schritt 2: Das Plugin installieren</text:h>
      <text:p text:style-name="P20">Führen sie diesen Befehl aus:</text:p>
      <text:p text:style-name="P10"><text:span text:style-name="T2">git clone </text:span><text:a xlink:type="simple" xlink:href="https://github.com/WeissNurDerHopper/HopsitHelferSetup.git" office:target-frame-name="_blank" xlink:show="new" text:style-name="Internet_20_link" text:visited-style-name="Visited_20_Internet_20_Link">https://github.com/WeissNurDerHopper/HopsitHelferSetup.git</text:a><text:span text:style-name="T2"> ~/.config/nvim</text:span></text:p>
      <text:p text:style-name="P22">Falls sie eigene Plugins hinzufügen wollen:</text:p>
      <text:p text:style-name="P16"><text:span text:style-name="T1">rm -rf ~/.config/nvim/.git</text:span></text:p>
      <text:p text:style-name="P4"/>
      <text:h text:style-name="Heading_20_3" text:outline-level="3" text:is-list-header="true">Windows</text:h>
      <text:p text:style-name="P5"/>
      <text:p text:style-name="P20">Ich rate nicht windows zu nutzen um dieses projekt zu testen, da es weit aus mehr Arbeit erfordert es auf diesem OS zu installieren.</text:p>
      <text:h text:style-name="Heading_20_4" text:outline-level="4">Schritt 1: Winget</text:h>
      <text:p text:style-name="P20">Zuerst drücken sie "Win" + "R" und tippen in das Fenster nun cmd ein um Windows Powershell zu öffnen. Dort führen sie den Befehl<text:line-break/><text:soft-page-break/>"winget"<text:line-break/>aus, um zu testen ob sie diese funktion möglicherweise schon besitzen.</text:p>
      <text:p text:style-name="P20">Falls nicht nutzen sie diesen link um sich den App Installer im Microsoft Store herunterzuladen, welcher winget enthält.</text:p>
      <text:p text:style-name="P10"><text:a xlink:type="simple" xlink:href="https://www.microsoft.com/store/productId/9NBLGGH4NNS1?ocid=pdpshare" office:target-frame-name="_blank" xlink:show="new" text:style-name="Internet_20_link" text:visited-style-name="Visited_20_Internet_20_Link"><text:span text:style-name="T2">https://www.microsoft.com/store/productId/9NBLGGH4NNS1?ocid=pdpshare</text:span></text:a></text:p>
      <text:h text:style-name="Heading_20_4" text:outline-level="4"/>
      <text:h text:style-name="Heading_20_4" text:outline-level="4">Schritt 2: Neovim</text:h>
      <text:p text:style-name="P20">Danach führen sie bitte diesen befehl aus um Neovim zu installieren</text:p>
      <text:p text:style-name="P14">winget install Neovim.Neovim</text:p>
      <text:h text:style-name="P3" text:outline-level="4"/>
      <text:h text:style-name="P3" text:outline-level="4">Schritt 3: Das Plugin (+ Plugin Manager und Dark Theme)</text:h>
      <text:p text:style-name="P20">Darauffolgend nutzen sie diesen Befehl um das plugin Plugins herunterzuladen. Diese sind nur dazu da um Neovim nutzbar zu machen und sind nicht für das funktionieren des Plugins notwendig.</text:p>
      <text:p text:style-name="P10"><text:span text:style-name="T2">git clone </text:span><text:a xlink:type="simple" xlink:href="https://github.com/WeissNurDerHopper/LazyHopNeo.git" text:style-name="Internet_20_link" text:visited-style-name="Visited_20_Internet_20_Link">https://github.com/WeissNurDerHopper/LazyHopNeo.git</text:a><text:span text:style-name="T2"> “</text:span><text:span text:style-name="T4">C:\</text:span><text:span text:style-name="T2">AppData\Local\nvim”</text:span></text:p>
      <text:h text:style-name="P2" text:outline-level="4"/>
      <text:h text:style-name="Heading_20_4" text:outline-level="4">Schritt 4: Neovim finden und starten</text:h>
      <text:p text:style-name="P20">Dieser Befehl startet Neovim:</text:p>
      <text:p text:style-name="P14">start "C:\Program Files\Neovim\bin\nvim.exe"</text:p>
      <text:p text:style-name="P20">Nachdem Neovim gestartet ist, gehen sie auf das neu geöffnete Fenster und drücken "ESC" und danach ":"<text:line-break/>Danach tippen sie:</text:p>
      <text:p text:style-name="P14">cd "C:\Users\%UsernameHere%\Documents"</text:p>
      <text:p text:style-name="P20">dann drücken sie nochmal ":" und tippen</text:p>
      <text:p text:style-name="P14">e Test.txt</text:p>
      <text:p text:style-name="P20">Dies erstellt eine .txt Datei in ihrem "Documents" Ordner (Die Sprache muss möglicherweise angepasst werden), in welche sie nun mithilfe des Plugins einen Hopsittext schreiben können.<text:line-break/>Wie man das Plugin nutzt finden sie hier:</text:p>
      <text:p text:style-name="P10"><text:a xlink:type="simple" xlink:href="app://obsidian.md/index.html#Nutzen%20des%20Plugins" office:target-frame-name="_blank" xlink:show="new" text:style-name="Internet_20_link" text:visited-style-name="Visited_20_Internet_20_Link"><text:span text:style-name="T2">Nutzen des Plugins</text:span></text:a></text:p>
      <text:p text:style-name="P5"/>
      <text:h text:style-name="Heading_20_2" text:outline-level="2"><text:soft-page-break/>Nutzen des Plugin</text:h>
      <text:h text:style-name="P1" text:outline-level="3">Linux</text:h>
      <text:p text:style-name="P7"/>
      <text:p text:style-name="P22"><text:span text:style-name="T8">Starten sie Neovim mithilfe des Befehles:</text:span></text:p>
      <text:p text:style-name="P15"><text:span text:style-name="T8">nvim</text:span></text:p>
      <text:p text:style-name="P28"/>
      <text:p text:style-name="P28">Nach dem erstmaligen öffnen wird Lazy (der Plugin Manager) das Darktheme und mein Plugin installieren, wonach sie mithilfe zweimaligen “:q!” Neovim verlassen und es dannach neu starten können.</text:p>
      <text:p text:style-name="P18"/>
      <text:p text:style-name="P15"><text:span text:style-name="T8">nvim HopsitTest.txt</text:span></text:p>
      <text:p text:style-name="P28"/>
      <text:p text:style-name="P28">Nun können sie einen Text schreiben und ihn mithilfe der Hotkeys überprüfen und verbessern lassen.</text:p>
      <text:p text:style-name="P4"/>
      <text:h text:style-name="Heading_20_3" text:outline-level="3">Windows</text:h>
      <text:p text:style-name="P4"/>
      <text:p text:style-name="P22">Dieser Befehl startet Neovim:</text:p>
      <text:p text:style-name="P15">start "C:\Program Files\Neovim\bin\nvim.exe"</text:p>
      <text:p text:style-name="P22"><text:span text:style-name="T8">Hiernach wird sich ein neues Fenster öffnen in, welchem sich Lazy, ein Colour theme und mein Plugin installiert. Wenn die installation abgeschlossen hat schliessen sie das Fenster und können nun im Terminal auch den Befehl:</text:span></text:p>
      <text:p text:style-name="P15"><text:span text:style-name="T8">nvim "C:\Users\%UsernameHere%\Documents\HopsitTest.txt"</text:span></text:p>
      <text:p text:style-name="P22"><text:span text:style-name="T8">nutzen.</text:span></text:p>
      <text:p text:style-name="P22">Dies erstellt eine .txt Datei in ihrem "Documents" Ordner (Die Sprache muss möglicherweise angepasst werden), in welche sie nun mithilfe des Plugins einen Hopsittext schreiben können.</text:p>
      <text:p text:style-name="P24">Achten sie hierbei auf die Namen der Order, da sie basierend auf Sprache möglicherweise variieren.</text:p>
      <text:p text:style-name="P22"><text:span text:style-name="T8">Man speichert mit </text:span></text:p>
      <text:p text:style-name="P13"><text:span text:style-name="T2">:</text:span><text:span text:style-name="T4">w</text:span></text:p>
      <text:p text:style-name="P28"/>
      <text:p text:style-name="P7"/>
      <text:p text:style-name="P22"/>
      <text:h text:style-name="Heading_20_3" text:outline-level="3"><text:soft-page-break/>Hotkeys</text:h>
      <text:p text:style-name="P5"/>
      <text:p text:style-name="P20">Normal Mode: (leader key) + h + h --&gt; Scannt den Text und gibt Verbessungsvorschläge</text:p>
      <text:p text:style-name="P25">Der Leader key in hierbeigelegten Installation ist “Space” und man kommt in den normal mode mit ESC und in den insert mode mit “a” oder “I”.</text:p>
      <text:p text:style-name="P5"/>
      <text:h text:style-name="Heading_20_2" text:outline-level="2"/>
      <text:h text:style-name="Heading_20_2" text:outline-level="2"/>
      <text:h text:style-name="Heading_20_2" text:outline-level="2">Quellcode</text:h>
      <text:p text:style-name="P5"/>
      <text:p text:style-name="P20">→ <text:span text:style-name="T7">Nutzt das in Neovim implementierte Lua </text:span></text:p>
      <text:p text:style-name="P20">--Definiert zwei Lua Tables die das Alphabet in gross und klein enthalten</text:p>
      <text:p text:style-name="P20">AlphabetSmall = {"a","b","c","d","e","f","g","h","i","j","k","l","m","n","o","p","q","r","s","t","u","v","w","x","y","z"}</text:p>
      <text:p text:style-name="P20">AlphabetLarge = {"A","B","C","D","E","F","G","H","I","J","K","L","M","N","O","P","Q","R","S","T","U","V","W","X","Y","Z"}</text:p>
      <text:p text:style-name="P20">M.HoppedLetter = {}</text:p>
      <text:p text:style-name="P20"/>
      <text:p text:style-name="P20">--Findet die Position eines Buchstaben im Alphabet und returned sonst 0</text:p>
      <text:p text:style-name="P20">M.AlphabetPosition = function (char)</text:p>
      <text:p text:style-name="P20"/>
      <text:p text:style-name="P20"><text:s text:c="2"/>--Sucht im grossen Alphabet</text:p>
      <text:p text:style-name="P20"><text:s text:c="2"/>for i, v in pairs(AlphabetLarge) do</text:p>
      <text:p text:style-name="P20"/>
      <text:p text:style-name="P20"><text:s text:c="4"/>if v == char then</text:p>
      <text:p text:style-name="P20"/>
      <text:p text:style-name="P20"><text:soft-page-break/><text:s text:c="6"/>return(i)</text:p>
      <text:p text:style-name="P20"/>
      <text:p text:style-name="P20"><text:s text:c="4"/>end</text:p>
      <text:p text:style-name="P20"><text:s text:c="2"/>end</text:p>
      <text:p text:style-name="P20"/>
      <text:p text:style-name="P20"><text:s text:c="2"/>--Sucht im kleinen Alphabet</text:p>
      <text:p text:style-name="P20"><text:s text:c="2"/>for i, v in pairs(AlphabetSmall) do</text:p>
      <text:p text:style-name="P20"/>
      <text:p text:style-name="P20"><text:s text:c="4"/>if v == char then</text:p>
      <text:p text:style-name="P20"/>
      <text:p text:style-name="P20"><text:s text:c="6"/>return(i)</text:p>
      <text:p text:style-name="P20"/>
      <text:p text:style-name="P20"><text:s text:c="4"/>end</text:p>
      <text:p text:style-name="P20"><text:s text:c="2"/>end</text:p>
      <text:p text:style-name="P20"/>
      <text:p text:style-name="P20"><text:s text:c="2"/>return(0)</text:p>
      <text:p text:style-name="P20"/>
      <text:p text:style-name="P20">end</text:p>
      <text:p text:style-name="P20"/>
      <text:p text:style-name="P20">-- Findet letztes element im Text</text:p>
      <text:p text:style-name="P20">M.HoppedLetter.LastInText = function(textlänge, intext)</text:p>
      <text:p text:style-name="P20"/>
      <text:p text:style-name="P20"><text:tab/>-- Für Temporäre variable</text:p>
      <text:p text:style-name="P20"><text:tab/>Teva = 0</text:p>
      <text:p text:style-name="P20"/>
      <text:p text:style-name="P20"><text:tab/>for keys, values in pairs(M.HoppedLetter) do </text:p>
      <text:p text:style-name="P20"/>
      <text:p text:style-name="P20"><text:tab/><text:tab/>if keys &gt; textlänge and intext == true then</text:p>
      <text:p text:style-name="P20"><text:soft-page-break/></text:p>
      <text:p text:style-name="P20"><text:tab/><text:tab/><text:tab/>return keys </text:p>
      <text:p text:style-name="P20"/>
      <text:p text:style-name="P20"><text:tab/><text:tab/>if keys &gt; Teva then</text:p>
      <text:p text:style-name="P20"/>
      <text:p text:style-name="P20"><text:tab/><text:tab/><text:tab/>Teva = keys</text:p>
      <text:p text:style-name="P20"/>
      <text:p text:style-name="P20"><text:tab/><text:tab/>end</text:p>
      <text:p text:style-name="P20"><text:tab/>end</text:p>
      <text:p text:style-name="P20"/>
      <text:p text:style-name="P20"><text:tab/>return keys</text:p>
      <text:p text:style-name="P20"/>
      <text:p text:style-name="P20">end</text:p>
      <text:p text:style-name="P20"/>
      <text:p text:style-name="P20"/>
      <text:p text:style-name="P20">M.CheckForDoubles = function (pos)</text:p>
      <text:p text:style-name="P20"/>
      <text:p text:style-name="P20"><text:s text:c="2"/>--Überprüft ob der gleiche Buchstabe (gemessen an position, da sich diese im Text nicht doppeln) schon mal von einer Ausführung der der Hop Funktion betroffen war</text:p>
      <text:p text:style-name="P20"><text:s text:c="2"/>if M.HoppedLetter[pos] == true then</text:p>
      <text:p text:style-name="P20"/>
      <text:p text:style-name="P20"><text:s text:c="4"/>return true</text:p>
      <text:p text:style-name="P20"/>
      <text:p text:style-name="P20"><text:s text:c="2"/>else</text:p>
      <text:p text:style-name="P20"/>
      <text:p text:style-name="P20"><text:s text:c="4"/>M.HoppedLetter[pos] = true</text:p>
      <text:p text:style-name="P20"/>
      <text:p text:style-name="P20"><text:s text:c="2"/>end</text:p>
      <text:p text:style-name="P20"><text:soft-page-break/>end</text:p>
      <text:p text:style-name="P20"/>
      <text:p text:style-name="P20"/>
      <text:p text:style-name="P20">--Eine recursive Funktion die das Spiel für einen Spieler simuliert</text:p>
      <text:p text:style-name="P20">M.Hop = function (start_pos, hoplen, last_letter, text)</text:p>
      <text:p text:style-name="P20"/>
      <text:p text:style-name="P20"><text:s text:c="2"/>--Für bessere Lesbarkeit definiere ich diese Variablen</text:p>
      <text:p text:style-name="P20"><text:s text:c="2"/>local current_letter = string.sub(text, start_pos, start_pos)</text:p>
      <text:p text:style-name="P20"><text:s text:c="2"/>local letter_index = M.AlphabetPosition(current_letter)</text:p>
      <text:p text:style-name="P20"/>
      <text:p text:style-name="P20"/>
      <text:p text:style-name="P20"><text:s text:c="2"/>if start_pos &gt; string.len(text) then</text:p>
      <text:p text:style-name="P20"/>
      <text:p text:style-name="P20"><text:s text:c="4"/>if M.CheckForDoubles(start_pos + hoplen) then</text:p>
      <text:p text:style-name="P20"/>
      <text:p text:style-name="P20"><text:tab/> <text:s/>--gibt die Debuginformation wenn sich die Springer nach dem Text erst überkreuzen (ist wichtig wenn der Text noch nicht zuende geschrieben ist</text:p>
      <text:p text:style-name="P20"><text:s text:c="6"/>print("Die Hopper werden sich an Position '", start_pos + hoplen, "' überlappen. Ändere den Buchstaben '", string.sub(text, M.HoppedLetter.LastInText(), M.HoppedLetter.LastInText()) , "' an Position '", M.HoppedLetter.LastInText(), "'.")</text:p>
      <text:p text:style-name="P20"/>
      <text:p text:style-name="P20"><text:s text:c="6"/>return("Done")</text:p>
      <text:p text:style-name="P20"/>
      <text:p text:style-name="P20"><text:s text:c="4"/>end</text:p>
      <text:p text:style-name="P20"/>
      <text:p text:style-name="P20"><text:s text:c="4"/>print("Der nächste Buchstabensprung findet an Buchstabenposition", start_pos + <text:s/>hoplen ,"in", start_pos + hoplen - string.len(text), " Buchstaben")</text:p>
      <text:p text:style-name="P20"><text:s text:c="4"/>return("Also Done")</text:p>
      <text:p text:style-name="P20"/>
      <text:p text:style-name="P20"><text:soft-page-break/><text:s text:c="2"/>end</text:p>
      <text:p text:style-name="P20"/>
      <text:p text:style-name="P20"><text:s text:c="2"/>--Hier teste ich ob der Buchstabe bei dem sich das Programm befindet im 24 Buchstaben Alphabet befindet</text:p>
      <text:p text:style-name="P20"><text:s text:c="2"/>if letter_index ~= 0 then</text:p>
      <text:p text:style-name="P20"/>
      <text:p text:style-name="P20"><text:s text:c="4"/>--hier teste ich ob ich now einen weiteren Buchstaben gehen muss oder ob ein weiterer Sprung passiert </text:p>
      <text:p text:style-name="P20"><text:s text:c="4"/>if hoplen == 0 then</text:p>
      <text:p text:style-name="P20"/>
      <text:p text:style-name="P20"><text:s text:c="6"/>--TODO: Put anything that hshould happen to hopped numbers here </text:p>
      <text:p text:style-name="P20"/>
      <text:p text:style-name="P20"><text:s text:c="6"/>if M.CheckForDoubles(start_pos) then</text:p>
      <text:p text:style-name="P20"/>
      <text:p text:style-name="P20"><text:tab/><text:tab/>--wenn sich die Springer überlappen wird es dem Nutzer mitgeteilt</text:p>
      <text:p text:style-name="P20"><text:s text:c="8"/>print("The Hoppers overlap at Letter'", current_letter, "' at Position '", start_pos, "'. Fix the Letter '", string.sub(text, last_letter, last_letter ) , "' at Position '", last_letter, "'.")</text:p>
      <text:p text:style-name="P20"/>
      <text:p text:style-name="P20"/>
      <text:p text:style-name="P20"><text:s text:c="6"/>else</text:p>
      <text:p text:style-name="P20"/>
      <text:p text:style-name="P20"><text:tab/><text:tab/>--sollten sich die Springer nicht überlappen machen wir einen weiteren Sprung</text:p>
      <text:p text:style-name="P20"><text:s text:c="8"/>return(M.Hop(start_pos, letter_index, start_pos, text))</text:p>
      <text:p text:style-name="P20"/>
      <text:p text:style-name="P20"><text:s text:c="6"/>end</text:p>
      <text:p text:style-name="P20"><text:s text:c="4"/>else</text:p>
      <text:p text:style-name="P20"/>
      <text:p text:style-name="P20"><text:soft-page-break/><text:s text:c="6"/>--Wenn wir noch im prozess des springen sind und die Sprungweite noch nicht erreicht ist </text:p>
      <text:p text:style-name="P20"><text:s text:c="6"/>return(M.Hop(start_pos + 1, hoplen - 1, last_letter, text))</text:p>
      <text:p text:style-name="P20"/>
      <text:p text:style-name="P20"><text:s text:c="4"/>end</text:p>
      <text:p text:style-name="P20"><text:s text:c="2"/>else</text:p>
      <text:p text:style-name="P20"/>
      <text:p text:style-name="P20"><text:s text:c="4"/>--Wenn der geradige Symbol nicht im Alphabet ist wird er ignoriert und es wird zum nächsten symbol gegangen</text:p>
      <text:p text:style-name="P20"><text:s text:c="4"/>return(M.Hop(start_pos + 1, hoplen, last_letter, text))</text:p>
      <text:p text:style-name="P20"/>
      <text:p text:style-name="P20"><text:s text:c="2"/>end</text:p>
      <text:p text:style-name="P20">end</text:p>
      <text:p text:style-name="P20"/>
      <text:p text:style-name="P20">M.Reset = function()</text:p>
      <text:p text:style-name="P20"/>
      <text:p text:style-name="P20"><text:tab/>--setzt den Zustand der variablen zurück damit das Plugin nochmal laufen kann</text:p>
      <text:p text:style-name="P20"><text:tab/>M.HoppedLetter = {}</text:p>
      <text:p text:style-name="P20"/>
      <text:p text:style-name="P20">end</text:p>
      <text:p text:style-name="P20"/>
      <text:p text:style-name="P20"/>
      <text:p text:style-name="P20">M.Configs = function ()</text:p>
      <text:p text:style-name="P20"/>
      <text:p text:style-name="P20"><text:tab/>--setzt einen Hotkey der die Main Funktion ruft dieser ist der Leader key (bei meinem setup &lt;space&gt;) + "h" + "h"</text:p>
      <text:p text:style-name="P20"><text:tab/>vim.keymap.set("n","&lt;leader&gt;hh", function()</text:p>
      <text:p text:style-name="P20"><text:tab/><text:tab/>M.Main()</text:p>
      <text:p text:style-name="P20"><text:tab/>end)</text:p>
      <text:p text:style-name="P20"><text:soft-page-break/></text:p>
      <text:p text:style-name="P20">end</text:p>
      <text:p text:style-name="P20"/>
      <text:p text:style-name="P20"/>
      <text:p text:style-name="P20">M.Main = function ()</text:p>
      <text:p text:style-name="P20"/>
      <text:p text:style-name="P20"><text:tab/>M.Text = table.concat(vim.api.nvim_buf_get_lines(0,0,vim.api.nvim_buf_line_count(0),true))</text:p>
      <text:p text:style-name="P20"><text:tab/>M.Hop(1,0,1,M.Text)</text:p>
      <text:p text:style-name="P20"><text:tab/>M.Hop(2,0,2,M.Text)</text:p>
      <text:p text:style-name="P20"><text:tab/>M.Reset()</text:p>
      <text:p text:style-name="P20"/>
      <text:p text:style-name="P20"><text:tab/>end</text:p>
      <text:p text:style-name="P20">end</text:p>
      <text:p text:style-name="P20"/>
      <text:p text:style-name="P20"/>
      <text:p text:style-name="P26"><text:span text:style-name="T1">return M</text:span></text:p>
      <text:p text:style-name="P6"/>
      <text:p text:style-name="P21"><text:span text:style-name="T1"/></text:p>
      <text:p text:style-name="P27"><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 svg:font-family="??, ??, ui-sans-serif, apple-system, BlinkMacSystemFont, 'Segoe UI', Roboto, Inter, 'Apple Color Emoji', 'Segoe UI Emoji', 'Segoe UI Symbol', 'Microsoft YaHei Light',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style:font-face style:name="var font-monospace" svg:font-family="'var font-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0T17:51:47.735307445</meta:creation-date>
    <dc:date>2024-11-10T18:59:37.035854233</dc:date>
    <meta:editing-duration>PT1H7M47S</meta:editing-duration>
    <meta:editing-cycles>4</meta:editing-cycles>
    <meta:generator>LibreOffice/7.6.7.2$Linux_X86_64 LibreOffice_project/60$Build-2</meta:generator>
    <meta:document-statistic meta:table-count="0" meta:image-count="0" meta:object-count="0" meta:page-count="12" meta:paragraph-count="173" meta:word-count="1353" meta:character-count="9489" meta:non-whitespace-character-count="8102"/>
  </office:meta>
</office:document-meta>
</file>